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1d23" officeooo:paragraph-rsid="001fc5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matplotlib.pyplot as plt<text:line-break/><text:line-break/>def thermalExpansionCoefficient(V_1,V_2,V_3,V_4,V_5,V_6,V_7,):<text:line-break/> <text:s/>plt.plot([25,30,40,50.,60,70,80], [V_1,V_2,V_3,V_4,V_5,V_6,V_7])<text:line-break/> <text:s/>plt.xlabel('T2 (°C)')<text:line-break/> <text:s/>plt.ylabel('ΔL (mm)')<text:line-break/> <text:s/>plt.title('The grapf of ΔL with respect to T2')<text:line-break/> <text:s/>a_calculated=np.polyfit(x, y, 1)<text:line-break/> <text:s/>plt.show()<text:line-break/> <text:s text:c="2"/>print "the calculated thermal expansion coefficient of Aluminium is %f." %a_calculated <text:s/><text:line-break/> <text:s text:c="2"/>a_real=24<text:line-break/> <text:s text:c="2"/>a_error=abs(a_real-a_calculated)*100.0/a_real<text:line-break/> <text:s text:c="2"/>print "The error percentage of thermal expansion coefficient of Aluminium is %f." %a_error<text:line-break/> <text:line-break/> return a_calculated, a_err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22:54:36.074000000</meta:creation-date>
    <dc:date>2017-04-17T00:39:04.447000000</dc:date>
    <meta:editing-duration>PT4M15S</meta:editing-duration>
    <meta:editing-cycles>5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1" meta:word-count="53" meta:character-count="588" meta:non-whitespace-character-count="506"/>
  </office:meta>
</office:document-meta>
</file>